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736cm" fo:min-width="8.1cm"/>
    </style:style>
    <style:style style:name="gr2" style:family="graphic" style:parent-style-name="standard">
      <style:graphic-properties svg:stroke-width="0.15cm" svg:stroke-color="#808080" draw:marker-start-width="0.755cm" draw:marker-end-width="0.755cm" draw:fill-color="#ffffff" draw:textarea-horizontal-align="justify" draw:textarea-vertical-align="middle" draw:auto-grow-height="false" fo:min-height="1.614cm" fo:min-width="3.611cm" fo:padding-top="0.125cm" fo:padding-bottom="0.125cm" fo:padding-left="0.125cm" fo:padding-right="0.125cm" fo:wrap-option="wrap"/>
      <style:paragraph-properties style:writing-mode="lr-tb"/>
    </style:style>
    <style:style style:name="gr3" style:family="graphic" style:parent-style-name="standard">
      <style:graphic-properties svg:stroke-width="0.15cm" svg:stroke-color="#808080" draw:marker-start-width="0.755cm" draw:marker-end-width="0.755cm" draw:fill-color="#ffffff" draw:textarea-horizontal-align="justify" draw:textarea-vertical-align="middle" draw:auto-grow-height="false" fo:min-height="1.613cm" fo:min-width="4.072cm" fo:padding-top="0.125cm" fo:padding-bottom="0.125cm" fo:padding-left="0.125cm" fo:padding-right="0.125cm" fo:wrap-option="wrap"/>
      <style:paragraph-properties style:writing-mode="lr-tb"/>
    </style:style>
    <style:style style:name="gr4" style:family="graphic" style:parent-style-name="objectwithoutfill">
      <style:graphic-properties svg:stroke-width="0.1cm" svg:stroke-color="#80808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93cm" fo:min-width="6.94cm"/>
      <style:paragraph-properties style:writing-mode="lr-tb"/>
    </style:style>
    <style:style style:name="gr6" style:family="graphic" style:parent-style-name="objectwithoutfill">
      <style:graphic-properties draw:stroke="dash" draw:stroke-dash="Dashed_20__28_var_29_" svg:stroke-width="0.1cm" svg:stroke-color="#72bf44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5cm" svg:stroke-color="#808080" draw:marker-start-width="0.755cm" draw:marker-end-width="0.755cm" draw:fill-color="#ffffff" draw:textarea-horizontal-align="justify" draw:textarea-vertical-align="middle" draw:auto-grow-height="false" fo:min-height="1.613cm" fo:min-width="4.004cm" fo:padding-top="0.125cm" fo:padding-bottom="0.125cm" fo:padding-left="0.125cm" fo:padding-right="0.125cm" fo:wrap-option="wrap"/>
      <style:paragraph-properties style:writing-mode="lr-tb"/>
    </style:style>
    <style:style style:name="gr8" style:family="graphic" style:parent-style-name="standard">
      <style:graphic-properties svg:stroke-width="0.15cm" svg:stroke-color="#808080" draw:marker-start-width="0.755cm" draw:marker-end-width="0.755cm" draw:fill-color="#ffffff" draw:textarea-horizontal-align="justify" draw:textarea-vertical-align="middle" draw:auto-grow-height="false" fo:min-height="1.759cm" fo:min-width="4.072cm" fo:padding-top="0.125cm" fo:padding-bottom="0.125cm" fo:padding-left="0.125cm" fo:padding-right="0.125cm" fo:wrap-option="wrap"/>
      <style:paragraph-properties style:writing-mode="lr-tb"/>
    </style:style>
    <style:style style:name="gr9" style:family="graphic" style:parent-style-name="objectwithoutfill">
      <style:graphic-properties draw:stroke="dash" draw:stroke-dash="Dashed_20__28_var_29_" svg:stroke-width="0.1cm" svg:stroke-color="#72bf44" draw:marker-start-width="0.5cm" draw:marker-end="Arrow" draw:marker-end-width="0.6cm" draw:fill="none" draw:textarea-vertical-align="middle" fo:padding-top="0.05cm" fo:padding-bottom="0.05cm" fo:padding-left="0.05cm" fo:padding-right="0.05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fo:font-size="18pt"/>
    </style:style>
    <style:style style:name="P3" style:family="paragraph">
      <loext:graphic-properties draw:fill-color="#ffffff"/>
      <style:paragraph-properties fo:text-align="center" style:writing-mode="lr-tb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g>
          <draw:custom-shape draw:style-name="gr1" draw:text-style-name="P1" draw:layer="layout" svg:width="8.6cm" svg:height="2.986cm" svg:x="18.01cm" svg:y="8.35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1" draw:id="id1" draw:layer="layout" svg:width="5.459cm" svg:height="2.636cm" svg:x="0.981cm" svg:y="9.185cm">
            <text:p text:style-name="P2"><text:span text:style-name="T1">Landwirt-schaftlicher</text:span><text:span text:style-name="T1"><text:line-break/></text:span><text:span text:style-name="T1">Betrie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2" draw:id="id2" draw:layer="layout" svg:width="5.459cm" svg:height="2.636cm" svg:x="0.983cm" svg:y="5.437cm">
            <text:p text:style-name="P2"><text:span text:style-name="T1">Hofverein</text:span></text:p>
            <text:p text:style-name="P2"><text:span text:style-name="T1">e.V.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3" draw:id="id3" draw:layer="layout" svg:width="6.11cm" svg:height="2.635cm" svg:x="8.679cm" svg:y="5.344cm">
            <text:p text:style-name="P2"><text:span text:style-name="T1">Ackersyndikat</text:span></text:p>
            <text:p text:style-name="P2"><text:span text:style-name="T1">e.V.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3.711cm" svg:y1="9.185cm" svg:x2="3.713cm" svg:y2="8.073cm" draw:start-shape="id1" draw:start-glue-point="4" draw:end-shape="id2" draw:end-glue-point="8" svg:d="M3711 9185l2-1112" svg:viewBox="0 0 3 1113">
            <text:p/>
          </draw:connector>
          <draw:g>
            <draw:connector draw:style-name="gr4" draw:text-style-name="P4" draw:layer="layout" draw:type="line" svg:x1="15.441cm" svg:y1="9.133cm" svg:x2="19.778cm" svg:y2="9.135cm" svg:d="M15441 9133l4337 2" svg:viewBox="0 0 4338 3">
              <text:p/>
            </draw:connector>
            <draw:frame draw:style-name="gr5" draw:text-style-name="P5" draw:layer="layout" svg:width="7.44cm" svg:height="3.343cm" svg:x="19.96cm" svg:y="8.819cm">
              <draw:text-box>
                <text:p>Ist Mitglied</text:p>
                <text:p/>
                <text:p>Verpachtung/Vermietung</text:p>
              </draw:text-box>
            </draw:frame>
            <draw:connector draw:style-name="gr6" draw:text-style-name="P4" draw:layer="layout" draw:type="line" svg:x1="15.416cm" svg:y1="10.434cm" svg:x2="19.753cm" svg:y2="10.433cm" svg:d="M15416 10434l4337-1" svg:viewBox="0 0 4338 2">
              <text:p/>
            </draw:connector>
          </draw:g>
          <draw:connector draw:style-name="gr4" draw:text-style-name="P4" draw:layer="layout" draw:type="curve" svg:x1="5.643cm" svg:y1="5.823cm" svg:x2="11.734cm" svg:y2="5.344cm" draw:start-shape="id2" draw:start-glue-point="11" draw:end-shape="id3" draw:end-glue-point="4" svg:d="M5643 5823c0-1582 6091-1343 6091-479" svg:viewBox="0 0 6092 1160">
            <text:p/>
          </draw:connector>
          <draw:custom-shape draw:style-name="gr7" draw:text-style-name="P3" xml:id="id4" draw:id="id4" draw:layer="layout" svg:width="6.016cm" svg:height="2.635cm" svg:x="7.331cm" svg:y="9.208cm">
            <text:p text:style-name="P2"><text:span text:style-name="T1">Evtl. andere MieterInnen, PächterInne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8.212cm" svg:y1="9.594cm" svg:x2="5.643cm" svg:y2="7.687cm" draw:start-shape="id4" draw:start-glue-point="5" draw:end-shape="id2" draw:end-glue-point="9" svg:d="M8212 9594l-2569-1907" svg:viewBox="0 0 2570 1908">
            <text:p/>
          </draw:connector>
          <draw:connector draw:style-name="gr4" draw:text-style-name="P4" draw:layer="layout" draw:type="curve" draw:line-skew="-0.952cm -0.903cm" svg:x1="9.573cm" svg:y1="7.593cm" svg:x2="6.442cm" svg:y2="6.755cm" draw:start-shape="id3" draw:start-glue-point="7" draw:end-shape="id2" draw:end-glue-point="10" svg:d="M9573 7593c0 13-1458 12-2161-201s-648-637-970-637" svg:viewBox="0 0 3132 843">
            <text:p/>
          </draw:connector>
          <draw:custom-shape draw:style-name="gr8" draw:text-style-name="P3" xml:id="id5" draw:id="id5" draw:layer="layout" svg:width="6.11cm" svg:height="2.839cm" svg:x="17.381cm" svg:y="5.2cm">
            <text:p text:style-name="P2"><text:span text:style-name="T1">andere Projekte <text:s/>&amp; Förder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17.381cm" svg:y1="6.619cm" svg:x2="14.789cm" svg:y2="6.661cm" draw:start-shape="id5" draw:end-shape="id3" svg:d="M17381 6619l-2592 42" svg:viewBox="0 0 2593 43">
            <text:p/>
          </draw:connector>
          <draw:connector draw:style-name="gr9" draw:text-style-name="P4" draw:layer="layout" draw:type="line" svg:x1="5.643cm" svg:y1="7.687cm" svg:x2="10.339cm" svg:y2="9.208cm" draw:start-shape="id2" draw:start-glue-point="9" draw:end-shape="id4" draw:end-glue-point="4" svg:d="M5643 7687l4696 1521" svg:viewBox="0 0 4697 1522">
            <text:p/>
          </draw:connector>
          <draw:connector draw:style-name="gr9" draw:text-style-name="P4" draw:layer="layout" draw:type="line" svg:x1="3.713cm" svg:y1="8.073cm" svg:x2="5.641cm" svg:y2="9.571cm" draw:start-shape="id2" draw:start-glue-point="8" draw:end-shape="id1" draw:end-glue-point="11" svg:d="M3713 8073l1928 1498" svg:viewBox="0 0 1929 1499">
            <text:p/>
          </draw:connector>
        </draw:g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</meta:initial-creator>
    <meta:creation-date>2024-02-15T14:48:03.761732932</meta:creation-date>
    <dc:date>2024-02-21T12:46:16.481692439</dc:date>
    <dc:creator>Gunter Kramp</dc:creator>
    <meta:editing-duration>PT1M28S</meta:editing-duration>
    <meta:editing-cycles>3</meta:editing-cycles>
    <meta:generator>LibreOffice/7.0.4.2$Linux_X86_64 LibreOffice_project/00$Build-2</meta:generator>
    <meta:document-statistic meta:object-count="41"/>
  </office:meta>
</office:document-meta>
</file>